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style:font-name="Arial" fo:language="it" fo:country="IT" fo:font-weight="bold" officeooo:rsid="0000d944" officeooo:paragraph-rsid="0000d944" style:font-weight-asian="bold" style:font-weight-complex="bold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language="it" fo:country="IT" fo:font-weight="bold" officeooo:rsid="0000d944" officeooo:paragraph-rsid="0000d944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/>
      <style:text-properties style:font-name="Arial" fo:language="it" fo:country="IT" fo:font-weight="normal" officeooo:rsid="0000d944" officeooo:paragraph-rsid="0000d944" style:font-weight-asian="normal" style:font-weight-complex="normal"/>
    </style:style>
    <style:style style:name="P4" style:family="paragraph" style:parent-style-name="Standard" style:list-style-name="L1">
      <style:paragraph-properties fo:margin-top="0.0398in" fo:margin-bottom="0.0398in" style:contextual-spacing="false"/>
      <style:text-properties style:font-name="Arial" fo:language="it" fo:country="IT" fo:font-weight="normal" officeooo:rsid="0000d944" officeooo:paragraph-rsid="0000d944" style:font-weight-asian="normal" style:font-weight-complex="normal"/>
    </style:style>
    <style:style style:name="P5" style:family="paragraph" style:parent-style-name="Standard" style:list-style-name="L1">
      <style:paragraph-properties fo:margin-top="0.0398in" fo:margin-bottom="0.0398in" style:contextual-spacing="false"/>
      <style:text-properties style:font-name="Arial" fo:language="it" fo:country="IT" fo:font-weight="normal" officeooo:rsid="0000d944" officeooo:paragraph-rsid="0001cf7b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1cf7b"/>
    </style:style>
    <style:style style:name="T3" style:family="text">
      <style:text-properties style:text-underline-style="solid" style:text-underline-type="double" style:text-underline-width="auto" style:text-underline-color="font-color" officeooo:rsid="0001e718"/>
    </style:style>
    <style:style style:name="T4" style:family="text">
      <style:text-properties style:text-underline-style="none" officeooo:rsid="0001e7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OGRAM – <text:span text:style-name="T4">Design Report</text:span></text:p>
      <text:p text:style-name="P1"/>
      <text:p text:style-name="P3">Per la produzione dell’applicativo, è stato seguito il seguente approccio:</text:p>
      <text:list xml:id="list3918549943" text:style-name="L1">
        <text:list-item>
          <text:p text:style-name="P4"><text:span text:style-name="T1">Analisi</text:span> dettagliata dei requisiti fondamentali</text:p>
          <text:list>
            <text:list-item>
              <text:p text:style-name="P4">A seguito di una prima analisi dei requisiti sono state prodotte le seguenti specifiche, le quali rispecchiano le fondamenta del social network:</text:p>
              <text:list>
                <text:list-item>
                  <text:p text:style-name="P4">Registrazione e Login</text:p>
                </text:list-item>
                <text:list-item>
                  <text:p text:style-name="P4">Creazione di un evento</text:p>
                </text:list-item>
                <text:list-item>
                  <text:p text:style-name="P4">Timeline con eventi</text:p>
                </text:list-item>
                <text:list-item>
                  <text:p text:style-name="P4">Seguire un utente</text:p>
                </text:list-item>
                <text:list-item>
                  <text:p text:style-name="P4">Commentare / Mi piace post</text:p>
                </text:list-item>
                <text:list-item>
                  <text:p text:style-name="P4">Partecipare ad un evento</text:p>
                </text:list-item>
                <text:list-item>
                  <text:p text:style-name="P4">Utenti Suggeriti</text:p>
                </text:list-item>
              </text:list>
            </text:list-item>
          </text:list>
        </text:list-item>
        <text:list-item>
          <text:p text:style-name="P4"><text:span text:style-name="T1">Creazione di mockup</text:span> basati sulle specifiche emerse</text:p>
        </text:list-item>
        <text:list-item>
          <text:p text:style-name="P4">Implementazione e test di prototipi dimostrativi (<text:span text:style-name="T1">UX Prototyping</text:span>)</text:p>
          <text:list>
            <text:list-item>
              <text:p text:style-name="P4">Dopo aver costruito i prototipi partendo dai mockup, è stato effettuato un test su un campione variegato di possibili utenti, compresi anche utenti con ridotte abilità informatico-digitali (e.g. persone in età adulta non confidenti con il mondo digitale)</text:p>
            </text:list-item>
            <text:list-item>
              <text:p text:style-name="P4">Da questa esperienza, sono emerse le qualità d’uso positive della piattaforma, quali l’interazione con i post e con gli utenti.</text:p>
            </text:list-item>
            <text:list-item>
              <text:p text:style-name="P4">È risultata invece di difficile comprensione, la navigazione attraverso le pagine della piattaforma, rendendo così necessaria una rielaborazione dei modelli del dominio applicativo</text:p>
            </text:list-item>
          </text:list>
        </text:list-item>
        <text:list-item>
          <text:p text:style-name="P4">A seguito dei riscontri ottenuti dalla UX Prototyping, è stata effettuata una sessione di Focus Group, dalla quale sono state proposte e valutate varie modifiche:</text:p>
          <text:list>
            <text:list-item>
              <text:list>
                <text:list-item>
                  <text:p text:style-name="P4">Visualizzazione eventi di utenti consigliati</text:p>
                </text:list-item>
                <text:list-item>
                  <text:p text:style-name="P4">Visualizzazione di un calendario con gli eventi</text:p>
                </text:list-item>
                <text:list-item>
                  <text:p text:style-name="P4">Aggiunta localizzazione degli eventi</text:p>
                </text:list-item>
                <text:list-item>
                  <text:p text:style-name="P4">Visualizzazione di una mappa degli eventi</text:p>
                </text:list-item>
                <text:list-item>
                  <text:p text:style-name="P5">Aggiunta di notifiche in tempo reale</text:p>
                </text:list-item>
              </text:list>
            </text:list-item>
          </text:list>
        </text:list-item>
        <text:list-item>
          <text:p text:style-name="P5"><text:span text:style-name="T2">Dopo le fasi preliminari e i risultati ottenuti dalle operazioni precedenti, è stata costruita una solida base per l’inizio della costruzione del software finale, la quale ha integrato tutti i requisiti fondamentali richiesti, aggiungendo inoltre le proposte che sono risultate più adeguate durante la fase di Focus Grou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6:19:51.379000000</meta:creation-date>
    <dc:date>2023-01-26T16:46:07.020000000</dc:date>
    <meta:editing-duration>PT26M15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3" meta:word-count="282" meta:character-count="1816" meta:non-whitespace-character-count="1577"/>
  </office:meta>
</office:document-meta>
</file>